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ExclusionMBeanInfoAssemblerMappedTests.testNickNameIsExp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ExclusionMBeanInfoAssemblerMappedTests.getExpectedOperatio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clusionMBeanInfoAssemblerMappedTests.getAssemb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ExclusionMBeanInfoAssemblerMappedTests.get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clusionMBeanInfoAssemblerMappedTests.getExpectedAttribu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clusionMBeanInfoAssemblerMappedTests.getApplication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clusionMBeanInfoAssemblerMappedTests.testGetAgeIs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